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7e1" officeooo:paragraph-rsid="000db7e1"/>
    </style:style>
    <style:style style:name="P2" style:family="paragraph" style:parent-style-name="Standard" style:list-style-name="L1">
      <style:text-properties officeooo:rsid="000db7e1" officeooo:paragraph-rsid="000db7e1"/>
    </style:style>
    <style:style style:name="P3" style:family="paragraph" style:parent-style-name="Standard" style:list-style-name="L2">
      <style:text-properties officeooo:rsid="000db7e1" officeooo:paragraph-rsid="000db7e1"/>
    </style:style>
    <style:style style:name="P4" style:family="paragraph" style:parent-style-name="Standard" style:list-style-name="L3">
      <style:text-properties officeooo:rsid="000db7e1" officeooo:paragraph-rsid="000db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</text:p>
      <text:list xml:id="list3989505669645972741" text:style-name="L1">
        <text:list-item>
          <text:p text:style-name="P2">user ID: INT (automatically generated) unique primary key</text:p>
        </text:list-item>
        <text:list-item>
          <text:p text:style-name="P2">age: INT optional</text:p>
        </text:list-item>
        <text:list-item>
          <text:p text:style-name="P2">zip code: INT(5) optional</text:p>
        </text:list-item>
        <text:list-item>
          <text:p text:style-name="P2">email: VARCHAR(40) NOT NULL</text:p>
        </text:list-item>
        <text:list-item>
          <text:p text:style-name="P2">password: VARCHAR(20) NOT NULL</text:p>
        </text:list-item>
      </text:list>
      <text:p text:style-name="P1"/>
      <text:p text:style-name="P1">Data</text:p>
      <text:list xml:id="list570964971161384683" text:style-name="L2">
        <text:list-item>
          <text:p text:style-name="P3">user ID: INT, shared with User table</text:p>
        </text:list-item>
        <text:list-item>
          <text:p text:style-name="P3">movie_id: INT, shared with Item table</text:p>
        </text:list-item>
        <text:list-item>
          <text:p text:style-name="P3">score: INT 1-5</text:p>
        </text:list-item>
        <text:list-item>
          <text:p text:style-name="P3">timestamp: INT, automatically assigned</text:p>
        </text:list-item>
      </text:list>
      <text:p text:style-name="P1"/>
      <text:p text:style-name="P1">Item</text:p>
      <text:list xml:id="list8304092510019340830" text:style-name="L3">
        <text:list-item>
          <text:p text:style-name="P4">movie_id: INT, shared with Data table, unique primary key</text:p>
        </text:list-item>
        <text:list-item>
          <text:p text:style-name="P4">title: VARCHAR(60), NOT NULL</text:p>
        </text:list-item>
        <text:list-item>
          <text:p text:style-name="P4">release date: INT, NOT NULL</text:p>
        </text:list-item>
        <text:list-item>
          <text:p text:style-name="P4">video release date: INT, NOT NULL</text:p>
        </text:list-item>
        <text:list-item>
          <text:p text:style-name="P4">IMDB URL: VARCHAR(150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1:20:28.335666211</meta:creation-date>
    <dc:date>2015-07-27T11:24:08.872617499</dc:date>
    <meta:editing-duration>P0D</meta:editing-duration>
    <meta:editing-cycles>1</meta:editing-cycles>
    <meta:document-statistic meta:table-count="0" meta:image-count="0" meta:object-count="0" meta:page-count="1" meta:paragraph-count="17" meta:word-count="87" meta:character-count="474" meta:non-whitespace-character-count="418"/>
    <meta:generator>LibreOffice/4.2.8.2$Linux_X86_64 LibreOffice_project/420m0$Build-2</meta:generator>
  </office:meta>
</office:document-meta>
</file>